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67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46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6736in" style:rel-column-width="16383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1" fo:font-size="14pt" style:font-size-asian="14pt" style:font-size-complex="14pt"/>
    </style:style>
    <style:style style:name="P3" style:family="paragraph" style:parent-style-name="Heading_20_2">
      <style:paragraph-properties fo:break-before="page"/>
      <style:text-properties style:font-name="Times New Roman1" fo:font-size="14pt" style:font-size-asian="14pt" style:font-size-complex="14pt"/>
    </style:style>
    <style:style style:name="P4" style:family="paragraph" style:parent-style-name="Heading_20_2">
      <style:text-properties style:font-name="Times New Roman1" fo:font-size="14pt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style:font-name="Times New Roman1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font-name="Times New Roman1" fo:font-size="14pt" style:font-size-asian="14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1" fo:font-size="14pt" style:font-size-asian="14pt"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1" fo:font-size="14pt" style:font-size-asian="14pt"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2" style:family="paragraph" style:parent-style-name="Standard_20__28_user_29_">
      <style:paragraph-properties fo:text-align="center" style:justify-single-word="false"/>
      <style:text-properties style:use-window-font-color="true" style:font-name="Times New Roman1" fo:font-size="14pt" fo:language="ru" fo:country="RU" officeooo:rsid="001aae93" officeooo:paragraph-rsid="001aae93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P13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</style:style>
    <style:style style:name="P14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officeooo:paragraph-rsid="00166f6a"/>
    </style:style>
    <style:style style:name="P15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officeooo:paragraph-rsid="00175f55"/>
    </style:style>
    <style:style style:name="P16" style:family="paragraph" style:parent-style-name="Standard_20__28_user_29_">
      <style:paragraph-properties fo:margin-left="0in" fo:margin-right="0in" fo:text-indent="0in" style:auto-text-indent="false"/>
      <style:text-properties style:font-name="Times New Roman1" fo:font-size="14pt" style:font-size-asian="14pt" style:font-size-complex="14pt"/>
    </style:style>
    <style:style style:name="P17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style:font-size-asian="14pt" style:font-size-complex="14pt"/>
    </style:style>
    <style:style style:name="P18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officeooo:paragraph-rsid="00166f6a" style:font-size-asian="14pt" style:font-size-complex="14pt"/>
    </style:style>
    <style:style style:name="P19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officeooo:rsid="00175f55" officeooo:paragraph-rsid="00175f55" style:font-size-asian="14pt" style:font-size-complex="14pt"/>
    </style:style>
    <style:style style:name="P20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style:font-size-asian="14pt"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style:font-size-asian="14pt" style:language-asian="ru" style:country-asian="RU" style:font-size-complex="14pt" style:language-complex="ar" style:country-complex="SA"/>
    </style:style>
    <style:style style:name="P22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paragraph-rsid="00166f6a" style:font-size-asian="14pt"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paragraph-rsid="00175f55" style:font-size-asian="14pt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paragraph-rsid="001bcc27" style:font-size-asian="14pt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rsid="00175f55" officeooo:paragraph-rsid="00175f55" style:font-size-asian="14pt"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rsid="00184445" officeooo:paragraph-rsid="00184445" style:font-size-asian="14pt" style:language-asian="ru" style:country-asian="RU" style:font-size-complex="14pt" style:language-complex="ar" style:country-complex="SA"/>
    </style:style>
    <style:style style:name="P27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rsid="0023ba02" officeooo:paragraph-rsid="0023ba02" style:font-size-asian="14pt" style:language-asian="ru" style:country-asian="RU" style:font-size-complex="14pt" style:language-complex="ar" style:country-complex="SA"/>
    </style:style>
    <style:style style:name="P28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use-window-font-color="true" style:font-name="Times New Roman1" fo:font-size="14pt" fo:language="en" fo:country="US" officeooo:rsid="00166f6a" officeooo:paragraph-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29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use-window-font-color="true" style:font-name="Times New Roman1" fo:font-size="14pt" fo:language="en" fo:country="US" officeooo:rsid="00166f6a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30" style:family="paragraph" style:parent-style-name="Standard_20__28_user_29_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use-window-font-color="true" style:font-name="Times New Roman1" fo:font-size="14pt" fo:language="en" fo:country="US" officeooo:rsid="00175f55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3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1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>
        <style:tab-stops>
          <style:tab-stop style:position="1.9028in"/>
        </style:tab-stops>
      </style:paragraph-properties>
      <style:text-properties style:font-name="Times New Roman1" fo:font-size="14pt" fo:language="en" fo:country="US" officeooo:rsid="0023ba02" officeooo:paragraph-rsid="0023ba02" style:font-size-asian="14pt" style:language-asian="ru" style:country-asian="RU" style:font-size-complex="14pt" style:language-complex="ar" style:country-complex="SA"/>
    </style:style>
    <style:style style:name="P34" style:family="paragraph" style:parent-style-name="Text_20_body_20__28_user_29_">
      <style:text-properties style:font-name="Times New Roman1" fo:font-size="14pt" style:font-size-asian="14pt" style:font-size-complex="14pt"/>
    </style:style>
    <style:style style:name="P35" style:family="paragraph" style:parent-style-name="Text_20_body_20__28_user_29_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_20__28_user_29_">
      <style:text-properties fo:font-size="14pt" style:font-size-asian="14pt" style:font-size-complex="14pt"/>
    </style:style>
    <style:style style:name="P37" style:family="paragraph" style:parent-style-name="Листинг">
      <style:text-properties fo:font-size="14pt" style:font-size-asian="14pt" style:font-size-complex="14pt"/>
    </style:style>
    <style:style style:name="P38" style:family="paragraph" style:parent-style-name="Heading_20_1">
      <style:paragraph-properties fo:break-before="page"/>
      <style:text-properties style:font-name="Times New Roman1" fo:font-size="14pt" style:font-size-asian="14pt" style:font-size-complex="14pt"/>
    </style:style>
    <style:style style:name="P39" style:family="paragraph" style:parent-style-name="Heading_20_1">
      <style:paragraph-properties fo:break-before="page"/>
      <style:text-properties fo:text-transform="uppercase" style:use-window-font-color="true" style:font-name="Times New Roman1" fo:font-size="14pt" fo:language="ru" fo:country="RU" fo:font-weight="bold" officeooo:rsid="00306321" officeooo:paragraph-rsid="00306321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P40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1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41" style:family="paragraph" style:parent-style-name="Table_20_Contents">
      <style:text-properties officeooo:rsid="00306321" officeooo:paragraph-rsid="00306321"/>
    </style:style>
    <style:style style:name="P42" style:family="paragraph" style:parent-style-name="Table_20_Contents">
      <style:text-properties officeooo:rsid="00319d6f" officeooo:paragraph-rsid="00319d6f"/>
    </style:style>
    <style:style style:name="P43" style:family="paragraph" style:parent-style-name="Table_20_Contents">
      <style:text-properties officeooo:rsid="00319d6f" officeooo:paragraph-rsid="00333ffb"/>
    </style:style>
    <style:style style:name="P44" style:family="paragraph" style:parent-style-name="Table_20_Contents">
      <style:paragraph-properties fo:margin-left="0in" fo:margin-right="0in" fo:text-indent="0in" style:auto-text-indent="false"/>
      <style:text-properties officeooo:rsid="00306321" officeooo:paragraph-rsid="00306321"/>
    </style:style>
    <style:style style:name="P45" style:family="paragraph" style:parent-style-name="Text_20_body_20__28_user_29_">
      <style:text-properties style:font-name="Times New Roman1" fo:font-size="14pt" fo:font-weight="normal" officeooo:paragraph-rsid="00122c5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46" style:family="paragraph" style:parent-style-name="Text_20_body_20__28_user_29_">
      <style:text-properties style:font-name="Times New Roman1" fo:font-size="14pt" fo:font-weight="normal" officeooo:rsid="002e89ba" officeooo:paragraph-rsid="003022c1" style:font-size-asian="14pt" style:font-weight-asian="normal" style:font-size-complex="14pt" style:font-weight-complex="normal"/>
    </style:style>
    <style:style style:name="P47" style:family="paragraph" style:parent-style-name="Text_20_body_20__28_user_29_">
      <style:text-properties style:font-name="Times New Roman1" fo:font-size="14pt" style:font-size-asian="14pt" style:font-size-complex="14pt"/>
    </style:style>
    <style:style style:name="P48" style:family="paragraph" style:parent-style-name="Text_20_body_20__28_user_29_">
      <style:text-properties style:font-name="Times New Roman1" fo:font-size="14pt" officeooo:paragraph-rsid="00122c5e" style:font-size-asian="14pt" style:font-size-complex="14pt"/>
    </style:style>
    <style:style style:name="P49" style:family="paragraph" style:parent-style-name="Text_20_body_20__28_user_29_">
      <style:text-properties fo:font-size="14pt" officeooo:paragraph-rsid="002ace26" style:font-size-asian="14pt" style:font-size-complex="14pt"/>
    </style:style>
    <style:style style:name="P50" style:family="paragraph" style:parent-style-name="Text_20_body_20__28_user_29_">
      <style:paragraph-properties fo:margin-left="0in" fo:margin-right="0in" fo:text-indent="0in" style:auto-text-indent="false"/>
      <style:text-properties style:font-name="Times New Roman1" fo:font-size="14pt" style:font-size-asian="14pt" style:font-size-complex="14pt"/>
    </style:style>
    <style:style style:name="P51" style:family="paragraph" style:parent-style-name="Text_20_body_20__28_user_29_">
      <style:paragraph-properties fo:break-before="page"/>
      <style:text-properties style:font-name="Times New Roman1" fo:font-size="14pt" officeooo:paragraph-rsid="002ace26" style:font-size-asian="14pt" style:font-size-complex="14pt"/>
    </style:style>
    <style:style style:name="P5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53" style:family="paragraph" style:parent-style-name="caption">
      <style:paragraph-properties fo:keep-with-next="always"/>
    </style:style>
    <style:style style:name="P54" style:family="paragraph" style:parent-style-name="Листинг">
      <style:text-properties fo:font-size="14pt" style:font-size-asian="14pt" style:font-size-complex="14pt"/>
    </style:style>
    <style:style style:name="P55" style:family="paragraph" style:parent-style-name="Листинг">
      <style:paragraph-properties fo:break-before="page"/>
    </style:style>
    <style:style style:name="T1" style:family="text">
      <style:text-properties fo:text-transform="uppercase" style:font-name="Times New Roman1" fo:font-size="14pt" style:font-size-asian="14pt" style:font-size-complex="14pt" style:font-weight-complex="bold"/>
    </style:style>
    <style:style style:name="T2" style:family="text">
      <style:text-properties fo:font-variant="normal" fo:text-transform="none" style:font-name="Times New Roman1" fo:font-size="14pt" style:font-size-asian="14pt" style:language-asian="ru" style:country-asian="RU" style:font-size-complex="14pt" style:language-complex="ar" style:country-complex="SA" style:font-weight-complex="bold"/>
    </style:style>
    <style:style style:name="T3" style:family="text">
      <style:text-properties style:language-asian="ru" style:country-asian="RU" style:language-complex="ar" style:country-complex="SA"/>
    </style:style>
    <style:style style:name="T4" style:family="text">
      <style:text-properties officeooo:rsid="00166f6a" style:language-asian="ru" style:country-asian="RU" style:language-complex="ar" style:country-complex="SA"/>
    </style:style>
    <style:style style:name="T5" style:family="text">
      <style:text-properties officeooo:rsid="003022c1" style:language-asian="ru" style:country-asian="RU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language-asian="ru" style:country-asian="RU" style:language-complex="ar" style:country-complex="SA"/>
    </style:style>
    <style:style style:name="T8" style:family="text">
      <style:text-properties fo:language="en" fo:country="US" officeooo:rsid="00175f55" style:language-asian="ru" style:country-asian="RU" style:language-complex="ar" style:country-complex="SA"/>
    </style:style>
    <style:style style:name="T9" style:family="text">
      <style:text-properties fo:language="en" fo:country="US" officeooo:rsid="00184445" style:language-asian="ru" style:country-asian="RU" style:language-complex="ar" style:country-complex="SA"/>
    </style:style>
    <style:style style:name="T10" style:family="text">
      <style:text-properties fo:language="en" fo:country="US" officeooo:rsid="0023ba02" style:language-asian="ru" style:country-asian="RU" style:language-complex="ar" style:country-complex="SA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184445" style:font-weight-asian="bold" style:font-weight-complex="bold"/>
    </style:style>
    <style:style style:name="T13" style:family="text">
      <style:text-properties fo:language="en" fo:country="US" fo:font-weight="bold" officeooo:rsid="0029c9a9" style:font-weight-asian="bold" style:font-weight-complex="bold"/>
    </style:style>
    <style:style style:name="T14" style:family="text">
      <style:text-properties style:use-window-font-color="true" style:font-name="Times New Roman1" fo:font-size="14pt" fo:language="ru" fo:country="RU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5" style:family="text">
      <style:text-properties style:use-window-font-color="true" style:font-name="Times New Roman1" fo:font-size="14pt" fo:language="ru" fo:country="RU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6" style:family="text">
      <style:text-properties style:use-window-font-color="true" style:font-name="Times New Roman1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17" style:family="text">
      <style:text-properties style:use-window-font-color="true" style:font-name="Times New Roman1" fo:font-size="14pt" fo:language="ru" fo:country="RU" fo:font-style="italic" officeooo:rsid="00306321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18" style:family="text">
      <style:text-properties style:use-window-font-color="true" style:font-name="Times New Roman1" fo:font-size="14pt" fo:language="en" fo:country="US" officeooo:rsid="0015861c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9" style:family="text">
      <style:text-properties style:use-window-font-color="true" style:font-name="Times New Roman1" fo:font-size="14pt" fo:language="en" fo:country="US" officeooo:rsid="0015be1f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0" style:family="text">
      <style:text-properties style:use-window-font-color="true" style:font-name="Times New Roman1" fo:font-size="14pt" fo:language="en" fo:country="US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1" style:family="text">
      <style:text-properties style:use-window-font-color="true" style:font-name="Times New Roman1" fo:font-size="14pt" fo:language="en" fo:country="US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2" style:family="text">
      <style:text-properties style:use-window-font-color="true" style:font-name="Times New Roman1" fo:font-size="14pt" fo:language="en" fo:country="US" officeooo:rsid="001e0060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3" style:family="text">
      <style:text-properties style:use-window-font-color="true" style:font-name="Times New Roman1" fo:font-size="14pt" fo:language="en" fo:country="US" officeooo:rsid="001f76ed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4" style:family="text">
      <style:text-properties style:use-window-font-color="true" style:font-name="Times New Roman1" fo:font-size="14pt" fo:language="en" fo:country="US" officeooo:rsid="002118ed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5" style:family="text">
      <style:text-properties style:use-window-font-color="true" style:font-name="Times New Roman1" fo:font-size="14pt" fo:language="en" fo:country="US" officeooo:rsid="0023ba02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6" style:family="text">
      <style:text-properties style:use-window-font-color="true" style:font-name="Times New Roman1" fo:language="en" fo:country="US" officeooo:rsid="001433a9" style:letter-kerning="true" style:font-name-asian="Times New Roman3" style:language-asian="zh" style:country-asian="CN" style:font-name-complex="Times New Roman3" style:language-complex="hi" style:country-complex="IN"/>
    </style:style>
    <style:style style:name="T27" style:family="text">
      <style:text-properties style:use-window-font-color="true" style:font-name="Times New Roman1" fo:language="en" fo:country="US" officeooo:rsid="0029875d" style:letter-kerning="true" style:font-name-asian="Times New Roman3" style:language-asian="zh" style:country-asian="CN" style:font-name-complex="Times New Roman3" style:language-complex="hi" style:country-complex="IN"/>
    </style:style>
    <style:style style:name="T28" style:family="text">
      <style:text-properties style:use-window-font-color="true" style:font-name="Times New Roman1" fo:language="en" fo:country="US" fo:font-weight="bold" officeooo:rsid="001433a9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29" style:family="text">
      <style:text-properties style:use-window-font-color="true" style:font-name="Times New Roman1" fo:language="en" fo:country="US" fo:font-weight="bold" officeooo:rsid="0029875d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30" style:family="text">
      <style:text-properties style:use-window-font-color="true" style:font-name="Times New Roman1" fo:language="en" fo:country="US" fo:font-weight="bold" officeooo:rsid="00333ffb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31" style:family="text">
      <style:text-properties style:use-window-font-color="true" fo:language="en" fo:country="US" officeooo:rsid="0015be1f" style:letter-kerning="true" style:font-name-asian="Times New Roman3" style:language-asian="ru" style:country-asian="RU" style:font-name-complex="Times New Roman3" style:language-complex="ar" style:country-complex="SA"/>
    </style:style>
    <style:style style:name="T32" style:family="text">
      <style:text-properties style:use-window-font-color="true" fo:language="en" fo:country="US" officeooo:rsid="001f76ed" style:letter-kerning="true" style:font-name-asian="Times New Roman3" style:language-asian="ru" style:country-asian="RU" style:font-name-complex="Times New Roman3" style:language-complex="ar" style:country-complex="SA"/>
    </style:style>
    <style:style style:name="T33" style:family="text">
      <style:text-properties style:use-window-font-color="true" style:font-name="Courier New" fo:font-size="14pt" fo:language="ru" fo:country="RU" officeooo:rsid="00333ffb" style:letter-kerning="true" style:font-name-asian="Courier New1" style:font-size-asian="14pt" style:language-asian="zh" style:country-asian="CN" style:font-name-complex="Courier New1" style:font-size-complex="14pt" style:language-complex="hi" style:country-complex="IN"/>
    </style:style>
    <style:style style:name="T34" style:family="text">
      <style:text-properties style:font-name="Times New Roman1" fo:font-size="14pt" style:font-size-asian="14pt" style:language-asian="ru" style:country-asian="RU" style:font-size-complex="14pt" style:language-complex="ar" style:country-complex="SA"/>
    </style:style>
    <style:style style:name="T35" style:family="text">
      <style:text-properties style:font-name="Times New Roman1" fo:font-size="14pt" officeooo:rsid="00175f55" style:font-size-asian="14pt" style:language-asian="ru" style:country-asian="RU" style:font-size-complex="14pt" style:language-complex="ar" style:country-complex="SA"/>
    </style:style>
    <style:style style:name="T36" style:family="text">
      <style:text-properties style:font-name="Times New Roman1" fo:font-size="14pt" style:font-size-asian="14pt" style:font-size-complex="14pt"/>
    </style:style>
    <style:style style:name="T37" style:family="text">
      <style:text-properties style:font-name="Times New Roman1" fo:font-size="14pt" fo:language="en" fo:country="US" style:font-size-asian="14pt" style:font-size-complex="14pt"/>
    </style:style>
    <style:style style:name="T38" style:family="text">
      <style:text-properties style:font-name="Times New Roman1" fo:font-size="14pt" fo:language="en" fo:country="US" style:font-size-asian="14pt" style:language-asian="ru" style:country-asian="RU" style:font-size-complex="14pt" style:language-complex="ar" style:country-complex="SA"/>
    </style:style>
    <style:style style:name="T39" style:family="text">
      <style:text-properties style:font-name="Times New Roman1" fo:font-size="14pt" fo:language="en" fo:country="US" officeooo:rsid="001e0060" style:font-size-asian="14pt" style:language-asian="ru" style:country-asian="RU" style:font-size-complex="14pt" style:language-complex="ar" style:country-complex="SA"/>
    </style:style>
    <style:style style:name="T40" style:family="text">
      <style:text-properties style:font-name="Times New Roman1" fo:font-size="14pt" fo:language="en" fo:country="US" officeooo:rsid="001f4e85" style:font-size-asian="14pt" style:language-asian="ru" style:country-asian="RU" style:font-size-complex="14pt" style:language-complex="ar" style:country-complex="SA"/>
    </style:style>
    <style:style style:name="T41" style:family="text">
      <style:text-properties style:font-name="Times New Roman1" fo:language="en" fo:country="US" officeooo:rsid="00184445"/>
    </style:style>
    <style:style style:name="T42" style:family="text">
      <style:text-properties style:font-name="Times New Roman1" fo:language="en" fo:country="US" fo:font-weight="bold" style:font-weight-asian="bold" style:font-weight-complex="bold"/>
    </style:style>
    <style:style style:name="T43" style:family="text">
      <style:text-properties style:font-name="Times New Roman1" fo:language="en" fo:country="US" fo:font-weight="bold" officeooo:rsid="00184445" style:font-weight-asian="bold" style:font-weight-complex="bold"/>
    </style:style>
    <style:style style:name="T44" style:family="text">
      <style:text-properties style:font-name="Times New Roman1" fo:language="en" fo:country="US" fo:font-weight="bold" officeooo:rsid="00333ffb" style:font-weight-asian="bold" style:font-weight-complex="bold"/>
    </style:style>
    <style:style style:name="T45" style:family="text">
      <style:text-properties style:font-name="Times New Roman1" fo:font-weight="bold" style:font-weight-asian="bold" style:font-weight-complex="bold"/>
    </style:style>
    <style:style style:name="T46" style:family="text">
      <style:text-properties officeooo:rsid="00175f55"/>
    </style:style>
    <style:style style:name="T47" style:family="text">
      <style:text-properties officeooo:rsid="001aae93"/>
    </style:style>
    <style:style style:name="T48" style:family="text">
      <style:text-properties officeooo:rsid="001bcc27"/>
    </style:style>
    <style:style style:name="T49" style:family="text">
      <style:text-properties officeooo:rsid="00228f04"/>
    </style:style>
    <style:style style:name="T50" style:family="text">
      <style:text-properties officeooo:rsid="002e89ba"/>
    </style:style>
    <style:style style:name="T51" style:family="text">
      <style:text-properties fo:font-weight="bold" style:language-asian="ru" style:country-asian="RU" style:font-weight-asian="bold" style:language-complex="ar" style:country-complex="SA" style:font-weight-complex="bold"/>
    </style:style>
    <style:style style:name="T52" style:family="text">
      <style:text-properties fo:font-style="italic" officeooo:rsid="003022c1" style:language-asian="ru" style:country-asian="RU" style:font-style-asian="italic" style:language-complex="ar" style:country-complex="SA" style:font-style-complex="italic"/>
    </style:style>
    <style:style style:name="T53" style:family="text">
      <style:text-properties fo:font-style="normal" officeooo:rsid="003022c1" style:language-asian="ru" style:country-asian="RU" style:font-style-asian="normal" style:language-complex="ar" style:country-complex="SA" style:font-style-complex="normal"/>
    </style:style>
    <style:style style:name="T54" style:family="text">
      <style:text-properties fo:font-style="normal" officeooo:rsid="00306321" style:language-asian="ru" style:country-asian="RU" style:font-style-asian="normal" style:language-complex="ar" style:country-complex="SA" style:font-style-complex="normal"/>
    </style:style>
    <style:style style:name="T55" style:family="text">
      <style:text-properties officeooo:rsid="00333ffb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officeooo:rsid="00333ffb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1">Кафедра МО ЭВМ</text:p>
      <text:p text:style-name="P5"/>
      <text:p text:style-name="P9"/>
      <text:p text:style-name="P9"/>
      <text:p text:style-name="P9"/>
      <text:p text:style-name="P9"/>
      <text:p text:style-name="P31"><text:span text:style-name="Book_20_Title"><text:span text:style-name="T1"/></text:span></text:p>
      <text:p text:style-name="P31"><text:span text:style-name="Book_20_Title"><text:span text:style-name="T1">отчет</text:span></text:span></text:p>
      <text:p text:style-name="P32">по лабораторной работе №<text:span text:style-name="T50">3</text:span></text:p>
      <text:p text:style-name="P32">по дисциплине «Организация ЭВМ»</text:p>
      <text:p text:style-name="P31"><text:span text:style-name="Book_20_Title"><text:span text:style-name="T2">Тема: Представление и обработка целых чисел. Организация</text:span></text:span></text:p>
      <text:p text:style-name="P31"><text:span text:style-name="Book_20_Title"><text:span text:style-name="T2">ветвящихся процессов.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 гр. <text:span text:style-name="T47">0382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2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0">202<text:span text:style-name="T47">1</text:span></text:p>
      <text:h text:style-name="P3" text:outline-level="2"><text:tab/>Цель работы.</text:h>
      <text:p text:style-name="P34">Изучить представление и обработку целых чисел. Научиться организовывать ветвящиеся процессы на языке Ассемблера.</text:p>
      <text:p text:style-name="P35">Задание.</text:p>
      <text:p text:style-name="P45">Разработать на языке Ассемблера программу, которая по заданным целочисленным значениям параметров a, b, i, k вычисляет:</text:p>
      <text:p text:style-name="P45">а) значения функций i1 = f1(a, b, i) и i2 = f2(a, b, i);</text:p>
      <text:p text:style-name="P45">b) значения результирующей функции res = f3(i1, i2, k),</text:p>
      <text:p text:style-name="P45">f1 = -(4i+3) , при a&gt;b;</text:p>
      <text:p text:style-name="P45"><text:tab/> 6i-10, при a&lt;=b</text:p>
      <text:p text:style-name="P45">f2 = 20 - 4i , при a&gt;b;</text:p>
      <text:p text:style-name="P45"><text:tab/> -(6i-6) , при a&lt;=b</text:p>
      <text:p text:style-name="P45">f3 = |i1 - i2|, при k<text:span text:style-name="T50">&lt;</text:span>0;</text:p>
      <text:p text:style-name="P45"><text:tab/> m<text:span text:style-name="T50">ax</text:span>(<text:span text:style-name="T50">7</text:span>,i2), при k<text:span text:style-name="T50">&gt;=</text:span>0</text:p>
      <text:p text:style-name="P45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48"><text:span text:style-name="T51">Порядок выполнения работы.</text:span></text:p>
      <text:p text:style-name="P46"><text:span text:style-name="T3">Перед началом выполнения функций i записывается в bx и умножается на 4, путём битового сдвига. </text:span><text:span text:style-name="T5">При помощи команды </text:span><text:span text:style-name="T52">jle </text:span><text:span text:style-name="T53">программы переходят к соответствующей метке. Затем вычисляется значения функций f1 и f2. </text:span><text:span text:style-name="T54">После ветвления идёт запись результата в память. Для функции res проверяется условие k &gt;= 0. Для проверки неравенства по модулю число проверяется дважды с разным знаком. </text:span><text:span text:style-name="T53"><text:s text:c="2"/></text:span></text:p>
      <text:p text:style-name="P50"/>
      <text:h text:style-name="P4" text:outline-level="2"><text:tab/>Вывод.</text:h>
      <text:p text:style-name="P6">Были изучены представление и обработка целых чисел. Получены знания об организации ветвящихся процессов на языке Ассемблера.</text:p>
      <text:p text:style-name="P34"/>
      <text:h text:style-name="P39" text:outline-level="1">Тестирование</text:h>
      <text:p text:style-name="P53"><text:span text:style-name="T36">Таблица </text:span><text:span text:style-name="T37">1. </text:span><text:span text:style-name="T16">Результат </text:span><text:span text:style-name="T17">тестирования</text:span><text:span text:style-name="T1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Line94192514712672">
          <table:table-cell table:style-name="Table1.A1" office:value-type="string">
            <text:p text:style-name="P41">№ т.</text:p>
          </table:table-cell>
          <table:table-cell table:style-name="Table1.A1" office:value-type="string">
            <text:p text:style-name="P41">Входные данные</text:p>
          </table:table-cell>
          <table:table-cell table:style-name="Table1.A1" office:value-type="string">
            <text:p text:style-name="P44">Результат</text:p>
          </table:table-cell>
          <table:table-cell table:style-name="Table1.D1" office:value-type="string">
            <text:p text:style-name="P41">Комментарий</text:p>
          </table:table-cell>
        </table:table-row>
        <table:table-row table:style-name="TableLine94192514712672"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Table_20_Contents">a = <text:s/>1</text:p>
            <text:p text:style-name="Table_20_Contents">b = 1</text:p>
            <text:p text:style-name="Table_20_Contents">i = 2</text:p>
            <text:p text:style-name="Table_20_Contents">k = <text:s/>1</text:p>
          </table:table-cell>
          <table:table-cell table:style-name="Table1.A2" office:value-type="string">
            <text:p text:style-name="Table_20_Contents">i1 = <text:s/>2 </text:p>
            <text:p text:style-name="Table_20_Contents">i2 = <text:s/>-6 </text:p>
            <text:p text:style-name="Table_20_Contents">res = <text:s/>7</text:p>
          </table:table-cell>
          <table:table-cell table:style-name="Table1.D2" office:value-type="string">
            <text:p text:style-name="P42">Верно</text:p>
          </table:table-cell>
        </table:table-row>
        <table:table-row table:style-name="TableLine94192514712672"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Table_20_Contents">a = <text:s/>2</text:p>
            <text:p text:style-name="Table_20_Contents">b = 1</text:p>
            <text:p text:style-name="Table_20_Contents">i = 2</text:p>
            <text:p text:style-name="Table_20_Contents">k = <text:s/>1</text:p>
          </table:table-cell>
          <table:table-cell table:style-name="Table1.A2" office:value-type="string">
            <text:p text:style-name="Table_20_Contents">i1 = <text:s/>-11 </text:p>
            <text:p text:style-name="Table_20_Contents">i2 = <text:s/>12 </text:p>
            <text:p text:style-name="Table_20_Contents">res = <text:s/>12</text:p>
          </table:table-cell>
          <table:table-cell table:style-name="Table1.D2" office:value-type="string">
            <text:p text:style-name="P42">Верно</text:p>
          </table:table-cell>
        </table:table-row>
        <table:table-row table:style-name="TableLine94192514712672"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Table_20_Contents">a = <text:s/>2</text:p>
            <text:p text:style-name="Table_20_Contents">b = 1</text:p>
            <text:p text:style-name="Table_20_Contents">i = 2</text:p>
            <text:p text:style-name="Table_20_Contents">k = <text:s/>-1</text:p>
          </table:table-cell>
          <table:table-cell table:style-name="Table1.A2" office:value-type="string">
            <text:p text:style-name="Table_20_Contents">i1 = <text:s/>-11 </text:p>
            <text:p text:style-name="Table_20_Contents">i2 = <text:s/>12 </text:p>
            <text:p text:style-name="Table_20_Contents">res = <text:s/>23</text:p>
          </table:table-cell>
          <table:table-cell table:style-name="Table1.D2" office:value-type="string">
            <text:p text:style-name="P43">Верно</text:p>
          </table:table-cell>
        </table:table-row>
        <table:table-row table:style-name="TableLine94192514712672"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Table_20_Contents">a = <text:s/>1</text:p>
            <text:p text:style-name="Table_20_Contents">b = 1</text:p>
            <text:p text:style-name="Table_20_Contents">i = 2</text:p>
            <text:p text:style-name="Table_20_Contents">k = -1</text:p>
          </table:table-cell>
          <table:table-cell table:style-name="Table1.A2" office:value-type="string">
            <text:p text:style-name="Table_20_Contents">i1 = <text:s/>2 </text:p>
            <text:p text:style-name="Table_20_Contents">i2 = <text:s/>-6 </text:p>
            <text:p text:style-name="Table_20_Contents">res = <text:s/>8</text:p>
          </table:table-cell>
          <table:table-cell table:style-name="Table1.D2" office:value-type="string">
            <text:p text:style-name="P43">Верно</text:p>
          </table:table-cell>
        </table:table-row>
      </table:table>
      <text:p text:style-name="caption"><text:span text:style-name="T16"/></text:p>
      <text:h text:style-name="P2" text:outline-level="1">Приложение <text:span text:style-name="T6">A</text:span><text:line-break/>Исходный код программ</text:h>
      <text:p text:style-name="P36"><text:span text:style-name="T45">Файл </text:span><text:span text:style-name="T28">LAB</text:span><text:span text:style-name="T30">3</text:span><text:span text:style-name="T45">.</text:span><text:span text:style-name="T42">AS</text:span><text:span text:style-name="T43">M</text:span></text:p>
      <text:p text:style-name="Листинг">AStack SEGMENT STACK</text:p>
      <text:p text:style-name="Листинг"><text:tab/>DW 2 DUP(?)</text:p>
      <text:p text:style-name="Листинг">AStack ENDS</text:p>
      <text:p text:style-name="Листинг"/>
      <text:p text:style-name="Листинг">DATA SEGMENT</text:p>
      <text:p text:style-name="Листинг"><text:tab/>a<text:tab/>DW 2</text:p>
      <text:p text:style-name="Листинг"><text:tab/>b<text:tab/>DW 1</text:p>
      <text:p text:style-name="Листинг"><text:tab/>i<text:tab/>DW 2</text:p>
      <text:p text:style-name="Листинг"><text:tab/>k<text:tab/>DW -1</text:p>
      <text:p text:style-name="Листинг"><text:tab/>i1<text:tab/>DW ?</text:p>
      <text:p text:style-name="Листинг"><text:tab/>i2<text:tab/>DW ?</text:p>
      <text:p text:style-name="Листинг"><text:tab/>res<text:tab/>DW ?</text:p>
      <text:p text:style-name="Листинг">DATA ENDS</text:p>
      <text:p text:style-name="Листинг"/>
      <text:p text:style-name="Листинг">CODE SEGMENT</text:p>
      <text:p text:style-name="Листинг"><text:tab/>ASSUME CS:CODE, DS:DATA, SS:AStack</text:p>
      <text:p text:style-name="Листинг"><text:tab/>Main PROC FAR</text:p>
      <text:p text:style-name="Листинг"><text:tab/><text:tab/>push DS</text:p>
      <text:p text:style-name="Листинг"><text:tab/><text:tab/>sub ax,ax</text:p>
      <text:p text:style-name="Листинг"><text:tab/><text:tab/>push ax</text:p>
      <text:p text:style-name="Листинг"><text:tab/><text:tab/>mov ax,DATA</text:p>
      <text:p text:style-name="Листинг"><text:tab/><text:tab/>mov DS,ax</text:p>
      <text:p text:style-name="Листинг"><text:tab/><text:tab/>; f1: i1 = -(4i+3) if a&gt;b else 6i-10</text:p>
      <text:p text:style-name="Листинг"><text:tab/><text:tab/>; f2: i2 = 20 - 4i if a&gt;b else -(6i-6)</text:p>
      <text:p text:style-name="Листинг"><text:tab/><text:tab/>mov bx, i ; bx = i</text:p>
      <text:p text:style-name="Листинг"><text:tab/><text:tab/>shl bx, 1 ; bx = 2i</text:p>
      <text:p text:style-name="Листинг"><text:s text:c="8"/>shl bx, 1 ; bx = 4i</text:p>
      <text:p text:style-name="Листинг"><text:s text:c="8"/>mov ax, bx ; ax = 4i</text:p>
      <text:p text:style-name="Листинг"><text:tab/><text:tab/>mov cx, a</text:p>
      <text:p text:style-name="Листинг"><text:tab/><text:tab/>cmp cx, b ; cmp a b</text:p>
      <text:p text:style-name="Листинг"><text:tab/><text:tab/>jle f_case2</text:p>
      <text:p text:style-name="Листинг"><text:tab/><text:tab/>f_case1:</text:p>
      <text:p text:style-name="Листинг"><text:s text:c="12"/>;f1</text:p>
      <text:p text:style-name="Листинг"><text:tab/><text:tab/><text:tab/>add bx, 3 ; bx = 4i + 3</text:p>
      <text:p text:style-name="Листинг"><text:s text:c="12"/>neg bx ; bx = -(4i+3)</text:p>
      <text:p text:style-name="Листинг"><text:s text:c="12"/>;f2</text:p>
      <text:p text:style-name="Листинг"><text:s text:c="12"/>neg ax ; ax = -4i</text:p>
      <text:p text:style-name="Листинг"><text:s text:c="12"/>add ax, 20 ; ax = -4i + 20 <text:s text:c="2"/></text:p>
      <text:p text:style-name="Листинг"><text:tab/><text:tab/><text:tab/>jmp f_final</text:p>
      <text:p text:style-name="Листинг"><text:tab/><text:tab/>f_case2:</text:p>
      <text:p text:style-name="Листинг"><text:tab/><text:tab/><text:tab/>;f1</text:p>
      <text:p text:style-name="Листинг"><text:tab/><text:tab/><text:tab/>sub bx, i; bx = 3i</text:p>
      <text:p text:style-name="Листинг"><text:s text:c="12"/>shl bx, 1; bx = 6i</text:p>
      <text:p text:style-name="Листинг"><text:s text:c="12"/>mov ax, bx; ax = 6i !!!</text:p>
      <text:p text:style-name="Листинг"><text:s text:c="12"/>sub bx, 10 ; bx = 6i - 10</text:p>
      <text:p text:style-name="Листинг"><text:s text:c="12"/>;f2 ax = 6i</text:p>
      <text:p text:style-name="Листинг"><text:s text:c="12"/>sub ax, 6 ; ax = 6i - 6</text:p>
      <text:p text:style-name="Листинг"><text:s text:c="12"/>neg ax; ax = -(6i - 6)</text:p>
      <text:p text:style-name="Листинг"><text:tab/><text:tab/>f_final:</text:p>
      <text:p text:style-name="Листинг"><text:s text:c="12"/>mov i1, bx ; i1 = f1</text:p>
      <text:p text:style-name="Листинг"><text:s text:c="12"/>mov i2, ax ; i2 = f2</text:p>
      <text:p text:style-name="Листинг"><text:tab/><text:tab/>; f3: res = |i1 - i2| if k &lt; 0 else max(7, |i2|)</text:p>
      <text:p text:style-name="Листинг"><text:tab/><text:tab/>mov ax,i1</text:p>
      <text:p text:style-name="Листинг"><text:soft-page-break/><text:tab/><text:tab/>mov bx,i2</text:p>
      <text:p text:style-name="Листинг"><text:tab/><text:tab/>mov cx,k</text:p>
      <text:p text:style-name="Листинг"><text:tab/><text:tab/>cmp k, 0</text:p>
      <text:p text:style-name="Листинг"><text:tab/><text:tab/>jge case2</text:p>
      <text:p text:style-name="Листинг"><text:tab/><text:tab/>case1:</text:p>
      <text:p text:style-name="Листинг"><text:tab/><text:tab/><text:tab/>sub ax, bx ; ax = i1 - i2</text:p>
      <text:p text:style-name="Листинг"><text:s text:c="12"/>mov res, ax</text:p>
      <text:p text:style-name="Листинг"><text:tab/><text:tab/><text:tab/>cmp ax, 0</text:p>
      <text:p text:style-name="Листинг"><text:tab/><text:tab/><text:tab/>jge final</text:p>
      <text:p text:style-name="Листинг"><text:tab/><text:tab/><text:tab/>neg res</text:p>
      <text:p text:style-name="Листинг"><text:tab/><text:tab/><text:tab/>jmp final</text:p>
      <text:p text:style-name="Листинг"><text:tab/><text:tab/>case2:</text:p>
      <text:p text:style-name="Листинг"><text:s text:c="12"/>mov res, bx ;res = i2</text:p>
      <text:p text:style-name="Листинг"><text:tab/><text:tab/><text:tab/>cmp bx, 7 ; i2 &gt; 7 </text:p>
      <text:p text:style-name="Листинг"><text:tab/><text:tab/><text:tab/>jg final</text:p>
      <text:p text:style-name="Листинг"><text:s text:c="12"/>neg res</text:p>
      <text:p text:style-name="Листинг"><text:s text:c="12"/>cmp res, 7 ; 7 &lt;= |i2|</text:p>
      <text:p text:style-name="Листинг"><text:tab/><text:tab/><text:tab/>jg final</text:p>
      <text:p text:style-name="Листинг"><text:s text:c="12"/>mov res, 7 ; res = 7</text:p>
      <text:p text:style-name="Листинг"><text:tab/><text:tab/>final:</text:p>
      <text:p text:style-name="Листинг"><text:tab/><text:tab/>ret</text:p>
      <text:p text:style-name="Листинг"><text:tab/>Main ENDP</text:p>
      <text:p text:style-name="Листинг">CODE ENDS</text:p>
      <text:p text:style-name="Листинг">END Main</text:p>
      <text:h text:style-name="P2" text:outline-level="1">Приложение <text:span text:style-name="T6">B</text:span><text:line-break/>Диагностическое сообщение</text:h>
      <text:p text:style-name="P49"><text:span text:style-name="T45">Файл </text:span><text:span text:style-name="T42">L</text:span><text:span text:style-name="T43">AB</text:span><text:span text:style-name="T44">3</text:span><text:span text:style-name="T45">.</text:span><text:span text:style-name="T42">lst</text:span></text:p>
      <text:p text:style-name="Листинг">#Microsoft (R) Macro Assembler Version 5.10 <text:s text:c="17"/>10/25/21 19:16:1</text:p>
      <text:p text:style-name="Листинг"><text:s text:c="61"/>Page <text:s text:c="4"/>1-1</text:p>
      <text:p text:style-name="Листинг"/>
      <text:p text:style-name="Листинг"/>
      <text:p text:style-name="Листинг"><text:s/>0000<text:tab/><text:tab/><text:tab/><text:tab/>AStack SEGMENT STACK</text:p>
      <text:p text:style-name="Листинг"><text:s/>0000 <text:s/>0002[<text:tab/><text:tab/><text:tab/><text:tab/>DW 2 DUP(?)</text:p>
      <text:p text:style-name="Листинг"><text:tab/> <text:s text:c="2"/>????<text:tab/><text:tab/><text:tab/></text:p>
      <text:p text:style-name="Листинг"><text:tab/><text:tab/><text:tab/> ]<text:tab/></text:p>
      <text:p text:style-name="Листинг"><text:tab/><text:tab/><text:tab/><text:tab/></text:p>
      <text:p text:style-name="Листинг"><text:s/>0004<text:tab/><text:tab/><text:tab/><text:tab/>AStack ENDS</text:p>
      <text:p text:style-name="Листинг"><text:tab/><text:tab/><text:tab/><text:tab/></text:p>
      <text:p text:style-name="Листинг"><text:s/>0000<text:tab/><text:tab/><text:tab/><text:tab/>DATA SEGMENT</text:p>
      <text:p text:style-name="Листинг"><text:s/>0000 <text:s/>0002<text:tab/><text:tab/><text:tab/><text:tab/>a<text:tab/>DW 2</text:p>
      <text:p text:style-name="Листинг"><text:s/>0002 <text:s/>0001<text:tab/><text:tab/><text:tab/><text:tab/>b<text:tab/>DW 1</text:p>
      <text:p text:style-name="Листинг"><text:s/>0004 <text:s/>0002<text:tab/><text:tab/><text:tab/><text:tab/>i<text:tab/>DW 2</text:p>
      <text:p text:style-name="Листинг"><text:s/>0006 <text:s/>FFFF<text:tab/><text:tab/><text:tab/><text:tab/>k<text:tab/>DW -1</text:p>
      <text:p text:style-name="Листинг"><text:s/>0008 <text:s/>0000<text:tab/><text:tab/><text:tab/><text:tab/>i1<text:tab/>DW ?</text:p>
      <text:p text:style-name="Листинг"><text:s/>000A <text:s/>0000<text:tab/><text:tab/><text:tab/><text:tab/>i2<text:tab/>DW ?</text:p>
      <text:p text:style-name="Листинг"><text:s/>000C <text:s/>0000<text:tab/><text:tab/><text:tab/><text:tab/>res<text:tab/>DW ?</text:p>
      <text:p text:style-name="Листинг"><text:s/>000E<text:tab/><text:tab/><text:tab/><text:tab/>DATA ENDS</text:p>
      <text:p text:style-name="Листинг"><text:tab/><text:tab/><text:tab/><text:tab/></text:p>
      <text:p text:style-name="Листинг"><text:s/>0000<text:tab/><text:tab/><text:tab/><text:tab/>CODE SEGMENT</text:p>
      <text:p text:style-name="Листинг"><text:tab/><text:tab/><text:tab/><text:tab/><text:tab/>ASSUME CS:CODE, DS:DATA, SS:AStack</text:p>
      <text:p text:style-name="Листинг"><text:s/>0000<text:tab/><text:tab/><text:tab/><text:tab/><text:tab/>Main PROC FAR</text:p>
      <text:p text:style-name="Листинг"><text:s/>0000 <text:s/>1E<text:tab/><text:tab/><text:tab/><text:tab/><text:tab/>push DS</text:p>
      <text:p text:style-name="Листинг"><text:s/>0001 <text:s/>2B C0<text:tab/><text:tab/><text:tab/><text:tab/><text:tab/>sub ax,ax</text:p>
      <text:p text:style-name="Листинг"><text:s/>0003 <text:s/>50<text:tab/><text:tab/><text:tab/><text:tab/><text:tab/>push ax</text:p>
      <text:p text:style-name="Листинг"><text:s/>0004 <text:s/>B8 ---- R<text:tab/><text:tab/><text:tab/><text:tab/>mov ax,DATA</text:p>
      <text:p text:style-name="Листинг"><text:s/>0007 <text:s/>8E D8<text:tab/><text:tab/><text:tab/><text:tab/><text:tab/>mov DS,ax</text:p>
      <text:p text:style-name="Листинг"><text:tab/><text:tab/><text:tab/><text:tab/><text:tab/><text:tab/>; f1: i1 = -(4i+3) if a&gt;b else </text:p>
      <text:p text:style-name="Листинг"><text:tab/><text:tab/><text:tab/><text:tab/>6i-10</text:p>
      <text:p text:style-name="Листинг"><text:tab/><text:tab/><text:tab/><text:tab/><text:tab/><text:tab/>; f2: i2 = 20 - 4i if a&gt;b else </text:p>
      <text:p text:style-name="Листинг"><text:tab/><text:tab/><text:tab/><text:tab/>-(6i-6)</text:p>
      <text:p text:style-name="Листинг"><text:s/>0009 <text:s/>8B 1E 0004 R<text:tab/><text:tab/><text:tab/><text:tab/>mov bx, i ; bx = i</text:p>
      <text:p text:style-name="Листинг"><text:s/>000D <text:s/>D1 E3<text:tab/><text:tab/><text:tab/><text:tab/><text:tab/>shl bx, 1 ; bx = 2i</text:p>
      <text:p text:style-name="Листинг"><text:s/>000F <text:s/>D1 E3<text:tab/><text:tab/><text:tab/> <text:s text:c="7"/>shl bx, 1 ; bx = 4i</text:p>
      <text:p text:style-name="Листинг"><text:s/>0011 <text:s/>8B C3<text:tab/><text:tab/><text:tab/> <text:s text:c="7"/>mov ax, bx ; ax = 4i</text:p>
      <text:p text:style-name="Листинг"><text:s/>0013 <text:s/>8B 0E 0000 R<text:tab/><text:tab/><text:tab/><text:tab/>mov cx, a</text:p>
      <text:p text:style-name="Листинг"><text:s/>0017 <text:s/>3B 0E 0002 R<text:tab/><text:tab/><text:tab/><text:tab/>cmp cx, b ; cmp a b</text:p>
      <text:p text:style-name="Листинг"><text:s/>001B <text:s/>7E 0D<text:tab/><text:tab/><text:tab/><text:tab/><text:tab/>jle f_case2</text:p>
      <text:p text:style-name="Листинг"><text:s/>001D<text:tab/><text:tab/><text:tab/><text:tab/><text:tab/><text:tab/>f_case1:</text:p>
      <text:p text:style-name="Листинг"><text:tab/><text:tab/><text:tab/><text:tab/> <text:s text:c="11"/>;f1</text:p>
      <text:p text:style-name="Листинг"><text:s/>001D <text:s/>83 C3 03<text:tab/><text:tab/><text:tab/><text:tab/><text:tab/><text:tab/>add bx, 3 ; bx = 4i + 3</text:p>
      <text:p text:style-name="Листинг"><text:s/>0020 <text:s/>F7 DB<text:tab/><text:tab/><text:tab/> <text:s text:c="11"/>neg bx ; bx = -(4i+3)</text:p>
      <text:p text:style-name="Листинг"><text:tab/><text:tab/><text:tab/><text:tab/> <text:s text:c="11"/>;f2</text:p>
      <text:p text:style-name="Листинг"><text:s/>0022 <text:s/>F7 D8<text:tab/><text:tab/><text:tab/> <text:s text:c="11"/>neg ax ; ax = -4i</text:p>
      <text:p text:style-name="Листинг"><text:s/>0024 <text:s/>05 0014<text:tab/><text:tab/><text:tab/> <text:s text:c="11"/>add ax, 20 ; ax = -4i + 20 <text:s text:c="2"/></text:p>
      <text:p text:style-name="Листинг"><text:s/>0027 <text:s/>EB 11 90<text:tab/><text:tab/><text:tab/><text:tab/><text:tab/><text:tab/>jmp f_final</text:p>
      <text:p text:style-name="Листинг"><text:s/>002A<text:tab/><text:tab/><text:tab/><text:tab/><text:tab/><text:tab/>f_case2:</text:p>
      <text:p text:style-name="Листинг"><text:tab/><text:tab/><text:tab/><text:tab/><text:tab/><text:tab/><text:tab/>;f1</text:p>
      <text:p text:style-name="Листинг"><text:s/>002A <text:s/>2B 1E 0004 R<text:tab/><text:tab/><text:tab/><text:tab/><text:tab/>sub bx, i; bx = 3i</text:p>
      <text:p text:style-name="Листинг"><text:soft-page-break/><text:s/>002E <text:s/>D1 E3<text:tab/><text:tab/><text:tab/> <text:s text:c="11"/>shl bx, 1; bx = 6i</text:p>
      <text:p text:style-name="Листинг"><text:s/>0030 <text:s/>8B C3<text:tab/><text:tab/><text:tab/> <text:s text:c="11"/>mov ax, bx; ax = 6i !!!</text:p>
      <text:p text:style-name="Листинг"><text:s/>0032 <text:s/>83 EB 0A<text:tab/><text:tab/><text:tab/> <text:s text:c="11"/>sub bx, 10 ; bx = 6i - 10</text:p>
      <text:p text:style-name="Листинг"><text:tab/><text:tab/><text:tab/><text:tab/> <text:s text:c="11"/>;f2 ax = 6i</text:p>
      <text:p text:style-name="Листинг"><text:s/>0035 <text:s/>2D 0006<text:tab/><text:tab/><text:tab/> <text:s text:c="11"/>sub ax, 6 ; ax = 6i - 6</text:p>
      <text:p text:style-name="Листинг"><text:s/>0038 <text:s/>F7 D8<text:tab/><text:tab/><text:tab/> <text:s text:c="11"/>neg ax; ax = -(6i - 6)</text:p>
      <text:p text:style-name="Листинг"><text:s/>003A<text:tab/><text:tab/><text:tab/><text:tab/><text:tab/><text:tab/>f_final:</text:p>
      <text:p text:style-name="Листинг">#Microsoft (R) Macro Assembler Version 5.10 <text:s text:c="17"/>10/25/21 19:16:1</text:p>
      <text:p text:style-name="Листинг"><text:s text:c="61"/>Page <text:s text:c="4"/>1-2</text:p>
      <text:p text:style-name="Листинг"/>
      <text:p text:style-name="Листинг"/>
      <text:p text:style-name="Листинг"><text:s/>003A <text:s/>89 1E 0008 R<text:tab/><text:tab/> <text:s text:c="11"/>mov i1, bx ; i1 = f1</text:p>
      <text:p text:style-name="Листинг"><text:s/>003E <text:s/>A3 000A R<text:tab/><text:tab/> <text:s text:c="11"/>mov i2, ax ; i2 = f2</text:p>
      <text:p text:style-name="Листинг"><text:tab/><text:tab/><text:tab/><text:tab/><text:tab/><text:tab/>; f3: res = |i1 - i2| if k &lt; 0 </text:p>
      <text:p text:style-name="Листинг"><text:tab/><text:tab/><text:tab/><text:tab/>else max(7, |i2|)</text:p>
      <text:p text:style-name="Листинг"><text:s/>0041 <text:s/>A1 0008 R<text:tab/><text:tab/><text:tab/><text:tab/>mov ax,i1</text:p>
      <text:p text:style-name="Листинг"><text:s/>0044 <text:s/>8B 1E 000A R<text:tab/><text:tab/><text:tab/><text:tab/>mov bx,i2</text:p>
      <text:p text:style-name="Листинг"><text:s/>0048 <text:s/>8B 0E 0006 R<text:tab/><text:tab/><text:tab/><text:tab/>mov cx,k</text:p>
      <text:p text:style-name="Листинг"><text:s/>004C <text:s/>83 3E 0006 R 00<text:tab/><text:tab/><text:tab/><text:tab/>cmp k, 0</text:p>
      <text:p text:style-name="Листинг"><text:s/>0051 <text:s/>7D 11<text:tab/><text:tab/><text:tab/><text:tab/><text:tab/>jge case2</text:p>
      <text:p text:style-name="Листинг"><text:s/>0053<text:tab/><text:tab/><text:tab/><text:tab/><text:tab/><text:tab/>case1:</text:p>
      <text:p text:style-name="Листинг"><text:s/>0053 <text:s/>2B C3<text:tab/><text:tab/><text:tab/><text:tab/><text:tab/><text:tab/>sub ax, bx ; ax = i1 - </text:p>
      <text:p text:style-name="Листинг"><text:tab/><text:tab/><text:tab/><text:tab/>i2</text:p>
      <text:p text:style-name="Листинг"><text:s/>0055 <text:s/>A3 000C R<text:tab/><text:tab/> <text:s text:c="11"/>mov res, ax</text:p>
      <text:p text:style-name="Листинг"><text:s/>0058 <text:s/>3D 0000<text:tab/><text:tab/><text:tab/><text:tab/><text:tab/><text:tab/>cmp ax, 0</text:p>
      <text:p text:style-name="Листинг"><text:s/>005B <text:s/>7D 21<text:tab/><text:tab/><text:tab/><text:tab/><text:tab/><text:tab/>jge final</text:p>
      <text:p text:style-name="Листинг"><text:s/>005D <text:s/>F7 1E 000C R<text:tab/><text:tab/><text:tab/><text:tab/><text:tab/>neg res</text:p>
      <text:p text:style-name="Листинг"><text:s/>0061 <text:s/>EB 1B 90<text:tab/><text:tab/><text:tab/><text:tab/><text:tab/><text:tab/>jmp final</text:p>
      <text:p text:style-name="Листинг"><text:s/>0064<text:tab/><text:tab/><text:tab/><text:tab/><text:tab/><text:tab/>case2:</text:p>
      <text:p text:style-name="Листинг"><text:s/>0064 <text:s/>89 1E 000C R<text:tab/><text:tab/> <text:s text:c="11"/>mov res, bx ;res = i2</text:p>
      <text:p text:style-name="Листинг"><text:s/>0068 <text:s/>83 FB 07<text:tab/><text:tab/><text:tab/><text:tab/><text:tab/><text:tab/>cmp bx, 7 ; i2 &gt; 7 </text:p>
      <text:p text:style-name="Листинг"><text:s/>006B <text:s/>7F 11<text:tab/><text:tab/><text:tab/><text:tab/><text:tab/><text:tab/>jg final</text:p>
      <text:p text:style-name="Листинг"><text:s/>006D <text:s/>F7 1E 000C R<text:tab/><text:tab/> <text:s text:c="11"/>neg res</text:p>
      <text:p text:style-name="Листинг"><text:s/>0071 <text:s/>83 3E 000C R 07<text:tab/><text:tab/> <text:s text:c="11"/>cmp res, 7 ; 7 &lt;= |i2|</text:p>
      <text:p text:style-name="Листинг"><text:s/>0076 <text:s/>7F 06<text:tab/><text:tab/><text:tab/><text:tab/><text:tab/><text:tab/>jg final</text:p>
      <text:p text:style-name="Листинг"><text:s/>0078 <text:s/>C7 06 000C R 0007<text:tab/> <text:s text:c="11"/>mov res, 7 ; res = 7</text:p>
      <text:p text:style-name="Листинг"><text:s/>007E<text:tab/><text:tab/><text:tab/><text:tab/><text:tab/><text:tab/>final:</text:p>
      <text:p text:style-name="Листинг"><text:s/>007E <text:s/>CB<text:tab/><text:tab/><text:tab/><text:tab/><text:tab/>ret</text:p>
      <text:p text:style-name="Листинг"><text:s/>007F<text:tab/><text:tab/><text:tab/><text:tab/><text:tab/>Main ENDP</text:p>
      <text:p text:style-name="Листинг"><text:s/>007F<text:tab/><text:tab/><text:tab/><text:tab/>CODE ENDS</text:p>
      <text:p text:style-name="Листинг"><text:tab/><text:tab/><text:tab/><text:tab/>END Main</text:p>
      <text:p text:style-name="Листинг"/>
      <text:p text:style-name="P55">#Microsoft (R) Macro Assembler Version 5.10 <text:s text:c="17"/>10/25/21 19:16:1</text:p>
      <text:p text:style-name="Листинг"><text:s text:c="61"/>Symbols-1</text:p>
      <text:p text:style-name="Листинг"/>
      <text:p text:style-name="Листинг"/>
      <text:p text:style-name="Листинг">Segments and Groups:</text:p>
      <text:p text:style-name="Листинг"/>
      <text:p text:style-name="Листинг"><text:s text:c="16"/>N a m e <text:s text:c="8"/><text:tab/>Length<text:tab/> Align<text:tab/>Combine Class</text:p>
      <text:p text:style-name="Листинг"/>
      <text:p text:style-name="Листинг">ASTACK . . . . . . . . . . . . . <text:s/><text:tab/>0004<text:tab/>PARA<text:tab/>STACK<text:tab/></text:p>
      <text:p text:style-name="Листинг">CODE . . . . . . . . . . . . . . <text:s/><text:tab/>007F<text:tab/>PARA<text:tab/>NONE<text:tab/></text:p>
      <text:p text:style-name="Листинг">DATA . . . . . . . . . . . . . . <text:s/><text:tab/>000E<text:tab/>PARA<text:tab/>NONE<text:tab/></text:p>
      <text:p text:style-name="Листинг"/>
      <text:p text:style-name="Листинг">Symbols: <text:s text:c="11"/></text:p>
      <text:p text:style-name="Листинг"/>
      <text:p text:style-name="Листинг"><text:s text:c="16"/>N a m e <text:s text:c="8"/><text:tab/>Type<text:tab/> Value<text:tab/> Attr</text:p>
      <text:p text:style-name="Листинг"/>
      <text:p text:style-name="Листинг">A <text:s/>. . . . . . . . . . . . . . . <text:s/><text:tab/>L WORD<text:tab/>0000<text:tab/>DATA</text:p>
      <text:p text:style-name="Листинг"/>
      <text:p text:style-name="Листинг">B <text:s/>. . . . . . . . . . . . . . . <text:s/><text:tab/>L WORD<text:tab/>0002<text:tab/>DATA</text:p>
      <text:p text:style-name="Листинг"/>
      <text:p text:style-name="Листинг">CASE1 <text:s/>. . . . . . . . . . . . . <text:s/><text:tab/>L NEAR<text:tab/>0053<text:tab/>CODE</text:p>
      <text:p text:style-name="Листинг">CASE2 <text:s/>. . . . . . . . . . . . . <text:s/><text:tab/>L NEAR<text:tab/>0064<text:tab/>CODE</text:p>
      <text:p text:style-name="Листинг"/>
      <text:p text:style-name="Листинг">FINAL <text:s/>. . . . . . . . . . . . . <text:s/><text:tab/>L NEAR<text:tab/>007E<text:tab/>CODE</text:p>
      <text:p text:style-name="Листинг">F_CASE1 <text:s/>. . . . . . . . . . . . <text:s/><text:tab/>L NEAR<text:tab/>001D<text:tab/>CODE</text:p>
      <text:p text:style-name="Листинг">F_CASE2 <text:s/>. . . . . . . . . . . . <text:s/><text:tab/>L NEAR<text:tab/>002A<text:tab/>CODE</text:p>
      <text:p text:style-name="Листинг">F_FINAL <text:s/>. . . . . . . . . . . . <text:s/><text:tab/>L NEAR<text:tab/>003A<text:tab/>CODE</text:p>
      <text:p text:style-name="Листинг"/>
      <text:p text:style-name="Листинг">I <text:s/>. . . . . . . . . . . . . . . <text:s/><text:tab/>L WORD<text:tab/>0004<text:tab/>DATA</text:p>
      <text:p text:style-name="Листинг">I1 . . . . . . . . . . . . . . . <text:s/><text:tab/>L WORD<text:tab/>0008<text:tab/>DATA</text:p>
      <text:p text:style-name="Листинг">I2 . . . . . . . . . . . . . . . <text:s/><text:tab/>L WORD<text:tab/>000A<text:tab/>DATA</text:p>
      <text:p text:style-name="Листинг"/>
      <text:p text:style-name="Листинг">K <text:s/>. . . . . . . . . . . . . . . <text:s/><text:tab/>L WORD<text:tab/>0006<text:tab/>DATA</text:p>
      <text:p text:style-name="Листинг"/>
      <text:p text:style-name="Листинг">MAIN . . . . . . . . . . . . . . <text:s/><text:tab/>F PROC<text:tab/>0000<text:tab/>CODE<text:tab/>Length = 007F</text:p>
      <text:p text:style-name="Листинг"/>
      <text:p text:style-name="Листинг">RES <text:s/>. . . . . . . . . . . . . . <text:s/><text:tab/>L WORD<text:tab/>000C<text:tab/>DATA</text:p>
      <text:p text:style-name="Листинг"/>
      <text:p text:style-name="Листинг">@CPU . . . . . . . . . . . . . . <text:s/><text:tab/>TEXT <text:s/>0101h<text:tab/><text:tab/></text:p>
      <text:p text:style-name="Листинг">@FILENAME <text:s/>. . . . . . . . . . . <text:s/><text:tab/>TEXT <text:s/>LAB3<text:tab/><text:tab/></text:p>
      <text:p text:style-name="Листинг">@VERSION . . . . . . . . . . . . <text:s/><text:tab/>TEXT <text:s/>510<text:tab/><text:tab/></text:p>
      <text:p text:style-name="Листинг"/>
      <text:p text:style-name="Листинг"/>
      <text:p text:style-name="Листинг"><text:s text:c="5"/>77 Source <text:s/>Lines</text:p>
      <text:p text:style-name="Листинг"><text:s text:c="5"/>77 Total <text:s text:c="2"/>Lines</text:p>
      <text:p text:style-name="Листинг"><text:s text:c="5"/>22 Symbols</text:p>
      <text:p text:style-name="Листинг"/>
      <text:p text:style-name="Листинг"><text:s text:c="2"/>47998 + 459262 Bytes symbol space free</text:p>
      <text:p text:style-name="Листинг"/>
      <text:p text:style-name="Листинг"><text:s text:c="6"/>0 Warning Errors</text:p>
      <text:p text:style-name="Листинг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default-outline-level="" style:class="list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in" fo:margin-bottom="0in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in" fo:margin-bottom="0in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1-10-25T19:17:46.630924929</dc:date>
    <meta:editing-cycles>11</meta:editing-cycles>
    <meta:editing-duration>PT25M52S</meta:editing-duration>
    <meta:generator>LibreOffice/6.4.7.2$Linux_X86_64 LibreOffice_project/40$Build-2</meta:generator>
    <meta:document-statistic meta:table-count="2" meta:image-count="0" meta:object-count="0" meta:page-count="8" meta:paragraph-count="275" meta:word-count="1604" meta:character-count="7674" meta:non-whitespace-character-count="49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